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6" style:family="paragraph">
      <style:paragraph-properties fo:line-height="100%" fo:margin="0.000000000000000pt" fo:padding-bottom="3.600000000000000pt" fo:padding-left="7.200000000000000pt" fo:padding-right="7.200000000000000pt" fo:padding-top="3.600000000000000pt" fo:text-align="center" fo:text-indent="0.000000000000000pt" style:font-independent-line-spacing="true"/>
      <style:text-properties fo:color="#000000" fo:font-family="Sans Serif" fo:font-size="12.000000000000000pt"/>
    </style:style>
    <style:style style:name="T2" style:family="text">
      <style:text-properties fo:font-family="Calibri" fo:font-size="44.000000000000000pt" fo:font-style="normal" fo:font-weight="normal" fo:text-shadow="none" style:font-relief="none" style:text-position="0% 100%" style:text-underline-style="none" style:text-underline-type="none"/>
    </style:style>
    <style:style style:name="P7" style:family="paragraph">
      <style:paragraph-properties fo:line-height="100%" fo:margin-bottom="0.000000000000000pt" fo:margin-left="0.000000000000000pt" fo:margin-right="0.000000000000000pt" fo:margin-top="8.000000000000000pt" fo:padding-bottom="3.600000000000000pt" fo:padding-left="7.200000000000000pt" fo:padding-right="7.200000000000000pt" fo:padding-top="3.600000000000000pt" fo:text-align="center" fo:text-indent="0.000000000000000pt" style:font-independent-line-spacing="true"/>
      <style:text-properties fo:color="#000000" fo:font-family="Sans Serif" fo:font-size="12.000000000000000pt"/>
    </style:style>
    <style:style style:name="T3" style:family="text">
      <style:text-properties fo:color="#898989" fo:font-family="Calibri" fo:font-size="32.000000000000000pt" fo:font-style="normal" fo:font-weight="normal" fo:text-shadow="none" style:font-relief="none" style:text-position="0% 100%" style:text-underline-style="none" style:text-underline-type="none"/>
    </style:style>
    <style:style style:name="P8" style:family="paragraph"/>
    <style:style style:name="P9" style:family="paragraph">
      <style:paragraph-properties fo:line-height="100%" fo:margin-bottom="0.000000000000000pt" fo:margin-left="0.000000000000000pt" fo:margin-right="0.000000000000000pt" fo:margin-top="8.000000000000000pt" fo:padding-bottom="3.600000000000000pt" fo:padding-left="7.200000000000000pt" fo:padding-right="7.200000000000000pt" fo:padding-top="3.600000000000000pt" fo:text-align="left" fo:text-indent="0.000000000000000pt" style:font-independent-line-spacing="true"/>
      <style:text-properties fo:color="#000000" fo:font-family="Sans Serif" fo:font-size="12.000000000000000pt"/>
    </style:style>
    <style:style style:name="T4" style:family="text">
      <style:text-properties fo:font-family="Calibri" fo:font-size="32.000000000000000pt" fo:font-style="normal" fo:font-weight="normal" fo:text-shadow="none" style:font-relief="none" style:text-position="0% 100%" style:text-underline-style="none" style:text-underline-type="none"/>
    </style:style>
    <style:style style:name="P10" style:family="paragraph">
      <style:paragraph-properties fo:line-height="100%" fo:margin-bottom="0.000000000000000pt" fo:margin-left="27.000046774499999pt" fo:margin-right="0.000000000000000pt" fo:margin-top="8.000000000000000pt" fo:padding-bottom="3.600000000000000pt" fo:padding-left="7.200000000000000pt" fo:padding-right="7.200000000000000pt" fo:padding-top="3.600000000000000pt" fo:text-align="left" fo:text-indent="-27.000046774499999pt" style:font-independent-line-spacing="true"/>
      <style:text-properties fo:color="#000000" fo:font-family="Calibri" fo:font-size="32.000000000000000pt" fo:font-style="normal" fo:font-weight="normal" fo:text-shadow="none" style:font-relief="none" style:text-position="0% 100%" style:text-underline-style="none" style:text-underline-type="none"/>
    </style:style>
    <style:style style:name="P11" style:family="paragraph">
      <style:paragraph-properties fo:line-height="100%" fo:margin-bottom="0.000000000000000pt" fo:margin-left="0.000000000000000pt" fo:margin-right="0.000000000000000pt" fo:margin-top="7.000000000000000pt" fo:padding-bottom="3.600000000000000pt" fo:padding-left="7.200000000000000pt" fo:padding-right="7.200000000000000pt" fo:padding-top="3.600000000000000pt" fo:text-align="left" fo:text-indent="0.000000000000000pt" style:font-independent-line-spacing="true"/>
      <style:text-properties fo:color="#000000" fo:font-family="Sans Serif" fo:font-size="12.000000000000000pt"/>
    </style:style>
    <style:style style:name="T5" style:family="text">
      <style:text-properties fo:font-family="Calibri" fo:font-size="28.000000000000000pt" fo:font-style="normal" fo:font-weight="normal" fo:text-shadow="none" style:font-relief="none" style:text-position="0% 100%" style:text-underline-style="none" style:text-underline-type="none"/>
    </style:style>
    <style:style style:name="gr5" style:family="graphic">
      <style:graphic-properties draw:auto-grow-height="false" draw:fill="none" draw:shadow="hidden" draw:shadow-color="#000000" draw:shadow-offset-x="0pt" draw:shadow-offset-y="0pt" draw:stroke="none" draw:textarea-vertical-align="middle" fo:margin="9.000000000000000pt" style:wrap="biggest" style:wrap-dynamic-threshold="0.000000000000000pt"/>
      <style:paragraph-properties fo:margin-bottom="0.000000000000000pt" fo:margin-left="9.000000000000000pt" fo:margin-right="9.000000000000000pt" fo:margin-top="0.000000000000000pt" fo:padding-bottom="3.600000000000000pt" fo:padding-left="7.200000000000000pt" fo:padding-right="7.200000000000000pt" fo:padding-top="3.600000000000000pt"/>
    </style:style>
    <style:style style:name="gr6" style:family="graphic">
      <style:graphic-properties draw:auto-grow-height="false" draw:fill="none" draw:shadow="hidden" draw:shadow-color="#000000" draw:shadow-offset-x="0pt" draw:shadow-offset-y="0pt" draw:stroke="none" draw:textarea-vertical-align="top" fo:margin="9.000000000000000pt" style:wrap="biggest" style:wrap-dynamic-threshold="0.000000000000000pt"/>
      <style:paragraph-properties fo:margin-bottom="0.000000000000000pt" fo:margin-left="9.000000000000000pt" fo:margin-right="9.000000000000000pt" fo:margin-top="0.000000000000000pt" fo:padding-bottom="3.600000000000000pt" fo:padding-left="7.200000000000000pt" fo:padding-right="7.200000000000000pt" fo:padding-top="3.600000000000000pt"/>
    </style:style>
    <style:style style:name="gr7" style:family="graphic">
      <style:graphic-properties draw:color-mode="standard" draw:fill="none" draw:stroke="none" fo:margin="1.000000000000000pt" style:protect="position size" style:wrap="biggest" style:wrap-dynamic-threshold="0.000000000000000pt"/>
    </style:style>
    <style:style style:name="pr1" style:family="presentation">
      <style:graphic-properties draw:fill="none" draw:stroke="none" fo:margin="1.000000000000000pt" style:protect="position size" style:wrap="biggest" style:wrap-dynamic-threshold="0.000000000000000pt"/>
    </style:style>
    <style:style style:name="dp2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2" style:display-name="L2">
      <text:list-level-style-bullet text:bullet-char="•" text:level="1">
        <style:list-level-properties text:list-level-position-and-space-mode="label-width-and-position" text:space-before="0.00000000000pt" text:min-label-width="27.00004677450pt"/>
        <style:text-properties fo:font-family="Arial" fo:font-size="32.000000000000000pt" fo:font-style="normal" fo:font-weight="normal" style:text-underline-style="none" style:text-underline-type="none"/>
      </text:list-level-style-bullet>
    </text:list-style>
    <text:list-style style:name="L3" style:display-name="L3">
      <text:list-level-style-bullet text:bullet-char="–" text:level="2">
        <style:list-level-properties text:list-level-position-and-space-mode="label-width-and-position" text:space-before="36.00006236600pt" text:min-label-width="22.50003897875pt"/>
        <style:text-properties fo:font-family="Arial" fo:font-size="28.000000000000000pt" fo:font-style="normal" fo:font-weight="normal" style:text-underline-style="none" style:text-underline-type="none"/>
      </text:list-level-style-bullet>
    </text:list-style>
  </office:automatic-styles>
  <office:body>
    <office:presentation>
      <draw:page draw:name="page1" draw:id="page1" xml:id="page1" draw:master-page-name="Default1" draw:style-name="dp2">
        <draw:layer-set>
          <draw:layer draw:name=""/>
        </draw:layer-set>
        <draw:frame draw:style-name="gr5" xml:id="shape-6" draw:id="shape-6" draw:layer="" svg:width="612.00106022200pt" svg:height="115.75020115394pt" svg:x="54.00009354900pt" svg:y="167.75028997831pt">
          <draw:text-box>
            <text:p text:style-name="P6"><text:span text:style-name="T2">Titre de l’article</text:span></text:p>
          </draw:text-box>
        </draw:frame>
        <draw:frame draw:style-name="gr6" xml:id="shape-7" draw:id="shape-7" draw:layer="" svg:width="504.00087312400pt" svg:height="138.00023812478pt" svg:x="108.00018709800pt" svg:y="306.00053011100pt">
          <draw:text-box>
            <text:p text:style-name="P7"><text:span text:style-name="T3">Noms et Prénoms des élèves</text:span></text:p>
          </draw:text-box>
        </draw:frame>
        <presentation:notes>
          <draw:frame presentation:style-name="pr1" xml:id="shape-8" draw:id="shape-8" draw:layer="" svg:width="489.57000000000pt" svg:height="356.37000000000pt" svg:x="62.22000000000pt" svg:y="374.46000000000pt" presentation:class="notes">
            <draw:text-box>
              <text:p text:style-name="P8"/>
            </draw:text-box>
          </draw:frame>
          <draw:page-thumbnail draw:style-name="gr7" xml:id="shape-9" draw:id="shape-9" draw:layer="" svg:width="396.28000000000pt" svg:height="296.96000000000pt" svg:x="108.00000000000pt" svg:y="60.18000000000pt" presentation:class="page" draw:page-number="1"/>
        </presentation:notes>
      </draw:page>
      <draw:page draw:name="page2" draw:id="page2" xml:id="page2" draw:master-page-name="Default1" draw:style-name="dp2">
        <draw:layer-set>
          <draw:layer draw:name=""/>
        </draw:layer-set>
        <draw:frame draw:style-name="gr5" xml:id="shape-10" draw:id="shape-10" draw:layer="" svg:width="648.00112258800pt" svg:height="90.00015591500pt" svg:x="36.00006236600pt" svg:y="21.62503620307pt">
          <draw:text-box>
            <text:p text:style-name="P6"><text:span text:style-name="T2">Objectifs</text:span></text:p>
          </draw:text-box>
        </draw:frame>
        <draw:frame draw:style-name="gr6" xml:id="shape-11" draw:id="shape-11" draw:layer="" svg:width="648.00112258800pt" svg:height="356.37561863993pt" svg:x="36.00006236600pt" svg:y="126.00021828100pt">
          <draw:text-box>
            <text:list text:style-name="L2" xml:id="list-d7964cf3-1d51-4562-a71a-3bba409ce6f7">
              <text:list-item>
                <text:p text:style-name="P9"><text:span text:style-name="T4">Contexte de l’article</text:span></text:p>
              </text:list-item>
              <text:list-item>
                <text:p text:style-name="P9"><text:span text:style-name="T4">Problème traité</text:span></text:p>
              </text:list-item>
              <text:list-item>
                <text:p text:style-name="P9"><text:span text:style-name="T4">Vue d’ensemble de la solution proposée</text:span></text:p>
              </text:list-item>
            </text:list>
          </draw:text-box>
        </draw:frame>
        <presentation:notes>
          <draw:frame presentation:style-name="pr1" xml:id="shape-12" draw:id="shape-12" draw:layer="" svg:width="489.57000000000pt" svg:height="356.37000000000pt" svg:x="62.22000000000pt" svg:y="374.46000000000pt" presentation:class="notes">
            <draw:text-box>
              <text:p text:style-name="P8"/>
            </draw:text-box>
          </draw:frame>
          <draw:page-thumbnail draw:style-name="gr7" xml:id="shape-13" draw:id="shape-13" draw:layer="" svg:width="396.28000000000pt" svg:height="296.96000000000pt" svg:x="108.00000000000pt" svg:y="60.18000000000pt" presentation:class="page" draw:page-number="2"/>
        </presentation:notes>
      </draw:page>
      <draw:page draw:name="page3" draw:id="page3" xml:id="page3" draw:master-page-name="Default1" draw:style-name="dp2">
        <draw:layer-set>
          <draw:layer draw:name=""/>
        </draw:layer-set>
        <draw:frame draw:style-name="gr5" xml:id="shape-14" draw:id="shape-14" draw:layer="" svg:width="648.00112258800pt" svg:height="90.00015591500pt" svg:x="36.00006236600pt" svg:y="21.62503620307pt">
          <draw:text-box>
            <text:p text:style-name="P6"><text:span text:style-name="T2">Travaux précédent</text:span></text:p>
          </draw:text-box>
        </draw:frame>
        <draw:frame draw:style-name="gr6" xml:id="shape-15" draw:id="shape-15" draw:layer="" svg:width="648.00112258800pt" svg:height="356.37561863993pt" svg:x="36.00006236600pt" svg:y="126.00021828100pt">
          <draw:text-box>
            <text:list text:style-name="L2" xml:id="list-8c4af6b7-c0a1-4266-baea-8bcf959b3f50">
              <text:list-item>
                <text:p text:style-name="P9"><text:span text:style-name="T4">Etat de l’art</text:span></text:p>
              </text:list-item>
              <text:list-item>
                <text:p text:style-name="P9"><text:span text:style-name="T4">Limitations de l’état de l’art</text:span></text:p>
              </text:list-item>
            </text:list>
            <text:p text:style-name="P10"/>
            <text:list text:style-name="L2" xml:id="list-e5b5447a-1b10-45ba-80b7-83b89c7a20e5">
              <text:list-item>
                <text:p text:style-name="P9"><text:span text:style-name="T4">(lire les articles cités qui semblent les plus importants)</text:span></text:p>
              </text:list-item>
            </text:list>
          </draw:text-box>
        </draw:frame>
        <presentation:notes>
          <draw:frame presentation:style-name="pr1" xml:id="shape-16" draw:id="shape-16" draw:layer="" svg:width="489.57000000000pt" svg:height="356.37000000000pt" svg:x="62.22000000000pt" svg:y="374.46000000000pt" presentation:class="notes">
            <draw:text-box>
              <text:p text:style-name="P8"/>
            </draw:text-box>
          </draw:frame>
          <draw:page-thumbnail draw:style-name="gr7" xml:id="shape-17" draw:id="shape-17" draw:layer="" svg:width="396.28000000000pt" svg:height="296.96000000000pt" svg:x="108.00000000000pt" svg:y="60.18000000000pt" presentation:class="page" draw:page-number="3"/>
        </presentation:notes>
      </draw:page>
      <draw:page draw:name="page4" draw:id="page4" xml:id="page4" draw:master-page-name="Default1" draw:style-name="dp2">
        <draw:layer-set>
          <draw:layer draw:name=""/>
        </draw:layer-set>
        <draw:frame draw:style-name="gr5" xml:id="shape-18" draw:id="shape-18" draw:layer="" svg:width="648.00112258800pt" svg:height="90.00015591500pt" svg:x="36.00006236600pt" svg:y="21.62503620307pt">
          <draw:text-box>
            <text:p text:style-name="P6"><text:span text:style-name="T2">Description de la méthode</text:span></text:p>
          </draw:text-box>
        </draw:frame>
        <draw:frame draw:style-name="gr6" xml:id="shape-19" draw:id="shape-19" draw:layer="" svg:width="648.00112258800pt" svg:height="356.37561863993pt" svg:x="36.00006236600pt" svg:y="126.00021828100pt">
          <draw:text-box>
            <text:p text:style-name="P10"/>
          </draw:text-box>
        </draw:frame>
        <presentation:notes>
          <draw:frame presentation:style-name="pr1" xml:id="shape-20" draw:id="shape-20" draw:layer="" svg:width="489.57000000000pt" svg:height="356.37000000000pt" svg:x="62.22000000000pt" svg:y="374.46000000000pt" presentation:class="notes">
            <draw:text-box>
              <text:p text:style-name="P8"/>
            </draw:text-box>
          </draw:frame>
          <draw:page-thumbnail draw:style-name="gr7" xml:id="shape-21" draw:id="shape-21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2">
        <draw:layer-set>
          <draw:layer draw:name=""/>
        </draw:layer-set>
        <draw:frame draw:style-name="gr5" xml:id="shape-22" draw:id="shape-22" draw:layer="" svg:width="648.00112258800pt" svg:height="90.00015591500pt" svg:x="36.00006236600pt" svg:y="21.62503620307pt">
          <draw:text-box>
            <text:p text:style-name="P6"><text:span text:style-name="T2">Résultats</text:span></text:p>
          </draw:text-box>
        </draw:frame>
        <draw:frame draw:style-name="gr6" xml:id="shape-23" draw:id="shape-23" draw:layer="" svg:width="648.00112258800pt" svg:height="356.37561863993pt" svg:x="36.00006236600pt" svg:y="126.00021828100pt">
          <draw:text-box>
            <text:list text:style-name="L2" xml:id="list-3b8f2314-dd88-4159-bbc6-43933547aa7c">
              <text:list-item>
                <text:p text:style-name="P9"><text:span text:style-name="T4">Détails d’implémentation</text:span></text:p>
              </text:list-item>
              <text:list-item>
                <text:p text:style-name="P9"><text:span text:style-name="T4">Exemples (video/démo)</text:span></text:p>
              </text:list-item>
              <text:list-item>
                <text:p text:style-name="P9"><text:span text:style-name="T4">Performance</text:span></text:p>
              </text:list-item>
            </text:list>
          </draw:text-box>
        </draw:frame>
        <presentation:notes>
          <draw:frame presentation:style-name="pr1" xml:id="shape-24" draw:id="shape-24" draw:layer="" svg:width="489.57000000000pt" svg:height="356.37000000000pt" svg:x="62.22000000000pt" svg:y="374.46000000000pt" presentation:class="notes">
            <draw:text-box>
              <text:p text:style-name="P8"/>
            </draw:text-box>
          </draw:frame>
          <draw:page-thumbnail draw:style-name="gr7" xml:id="shape-25" draw:id="shape-25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2">
        <draw:layer-set>
          <draw:layer draw:name=""/>
        </draw:layer-set>
        <draw:frame draw:style-name="gr5" xml:id="shape-26" draw:id="shape-26" draw:layer="" svg:width="648.00112258800pt" svg:height="90.00015591500pt" svg:x="36.00006236600pt" svg:y="21.62503620307pt">
          <draw:text-box>
            <text:p text:style-name="P6"><text:span text:style-name="T2">Discussion</text:span></text:p>
          </draw:text-box>
        </draw:frame>
        <draw:frame draw:style-name="gr6" xml:id="shape-27" draw:id="shape-27" draw:layer="" svg:width="648.00112258800pt" svg:height="356.37561863993pt" svg:x="36.00006236600pt" svg:y="126.00021828100pt">
          <draw:text-box>
            <text:list text:style-name="L2" xml:id="list-e50b4ab8-7357-435b-a21e-7039cadc1f7f">
              <text:list-item>
                <text:p text:style-name="P9"><text:span text:style-name="T4">Limitation</text:span></text:p>
              </text:list-item>
              <text:list-item>
                <text:p text:style-name="P9"><text:span text:style-name="T4">Amélioration possibles</text:span></text:p>
              </text:list-item>
            </text:list>
            <text:list text:style-name="L3" xml:id="list-4114c7d1-6bd5-4e39-8ff7-05ac5e4b85cf">
              <text:list-item>
                <text:list text:style-name="L3" xml:id="list-d29a38cd-4893-4c65-8e54-a01c9550a380">
                  <text:list-item>
                    <text:p text:style-name="P11"><text:span text:style-name="T5">Proposez vos propres idées</text:span></text:p>
                  </text:list-item>
                </text:list>
              </text:list-item>
            </text:list>
          </draw:text-box>
        </draw:frame>
        <presentation:notes>
          <draw:frame presentation:style-name="pr1" xml:id="shape-28" draw:id="shape-28" draw:layer="" svg:width="489.57000000000pt" svg:height="356.37000000000pt" svg:x="62.22000000000pt" svg:y="374.46000000000pt" presentation:class="notes">
            <draw:text-box>
              <text:p text:style-name="P8"/>
            </draw:text-box>
          </draw:frame>
          <draw:page-thumbnail draw:style-name="gr7" xml:id="shape-29" draw:id="shape-29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2">
        <draw:layer-set>
          <draw:layer draw:name=""/>
        </draw:layer-set>
        <draw:frame draw:style-name="gr5" xml:id="shape-30" draw:id="shape-30" draw:layer="" svg:width="648.00112258800pt" svg:height="90.00015591500pt" svg:x="36.00006236600pt" svg:y="21.62503620307pt">
          <draw:text-box>
            <text:p text:style-name="P6"><text:span text:style-name="T2">Conclusion</text:span></text:p>
          </draw:text-box>
        </draw:frame>
        <draw:frame draw:style-name="gr6" xml:id="shape-31" draw:id="shape-31" draw:layer="" svg:width="648.00112258800pt" svg:height="356.37561863993pt" svg:x="36.00006236600pt" svg:y="126.00021828100pt">
          <draw:text-box>
            <text:p text:style-name="P10"/>
          </draw:text-box>
        </draw:frame>
        <presentation:notes>
          <draw:frame presentation:style-name="pr1" xml:id="shape-32" draw:id="shape-32" draw:layer="" svg:width="489.57000000000pt" svg:height="356.37000000000pt" svg:x="62.22000000000pt" svg:y="374.46000000000pt" presentation:class="notes">
            <draw:text-box>
              <text:p text:style-name="P8"/>
            </draw:text-box>
          </draw:frame>
          <draw:page-thumbnail draw:style-name="gr7" xml:id="shape-33" draw:id="shape-33" draw:layer="" svg:width="396.28000000000pt" svg:height="296.96000000000pt" svg:x="108.00000000000pt" svg:y="60.18000000000pt" presentation:class="page" draw:page-number="7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text:list-style style:name="A4" style:display-name="A4">
      <text:list-level-style-bullet text:bullet-char="" text:level="2">
        <style:list-level-properties text:list-level-position-and-space-mode="label-width-and-position" text:space-before="36.00006236600pt" text:min-label-width="22.50003897875pt"/>
        <style:text-properties fo:font-size="46540.000000000000000pt" fo:font-style="normal" fo:font-weight="normal" style:text-underline-style="none" style:text-underline-type="none"/>
      </text:list-level-style-bullet>
    </text:list-style>
    <text:list-style style:name="standardListStyle" style:display-name="standardListStyle">
      <text:list-level-style-bullet text:bullet-char="" text:level="1">
        <style:list-level-properties text:list-level-position-and-space-mode="label-width-and-position" text:space-before="0.00000000000pt" text:min-label-width="0.00000000000pt"/>
        <style:text-properties fo:font-size="46540.000000000000000pt" fo:font-style="normal" fo:font-weight="normal" style:text-underline-style="none" style:text-underline-type="none"/>
      </text:list-level-style-bullet>
    </text:list-style>
    <text:list-style style:name="A6" style:display-name="A6">
      <text:list-level-style-bullet text:bullet-char="" text:level="5">
        <style:list-level-properties text:list-level-position-and-space-mode="label-width-and-position" text:space-before="0.00000000000pt" text:min-label-width="0.00000000000pt"/>
        <style:text-properties fo:font-size="32.000000000000000pt" fo:font-style="normal" fo:font-weight="normal" style:text-underline-style="none" style:text-underline-type="none"/>
      </text:list-level-style-bullet>
    </text:list-style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P1" style:family="paragraph">
      <style:paragraph-properties fo:line-height="100%" fo:margin-bottom="0.000000000000000pt" fo:margin-left="9.000000000000000pt" fo:margin-right="9.000000000000000pt" fo:margin-top="0.000000000000000pt" fo:padding-bottom="3.600000000000000pt" fo:padding-left="7.200000000000000pt" fo:padding-right="7.200000000000000pt" fo:padding-top="3.600000000000000pt" fo:text-align="center" fo:text-indent="0.000000000000000pt" style:font-independent-line-spacing="true"/>
      <style:text-properties fo:color="#000000" fo:font-family="Calibri" fo:font-size="44.000000000000000pt" fo:font-style="normal" fo:font-weight="normal" fo:text-shadow="none" style:font-relief="none" style:text-position="0% 100%" style:text-underline-style="none" style:text-underline-type="none"/>
    </style:style>
    <style:style style:name="P2" style:family="paragraph">
      <style:paragraph-properties fo:line-height="100%" fo:margin-bottom="0.000000000000000pt" fo:margin-left="9.000000000000000pt" fo:margin-right="9.000000000000000pt" fo:margin-top="0.000000000000000pt" fo:padding-bottom="3.600000000000000pt" fo:padding-left="7.200000000000000pt" fo:padding-right="7.200000000000000pt" fo:padding-top="3.600000000000000pt" fo:text-align="left" fo:text-indent="-27.000046774499999pt" style:font-independent-line-spacing="true"/>
      <style:text-properties fo:color="#000000" fo:font-family="Calibri" fo:font-size="32.000000000000000pt" fo:font-style="normal" fo:font-weight="normal" fo:text-shadow="none" style:font-relief="none" style:text-position="0% 100%" style:text-underline-style="none" style:text-underline-type="none"/>
    </style:style>
    <style:style style:name="P3" style:family="paragraph">
      <style:paragraph-properties fo:line-height="100%" fo:margin="0.000000000000000pt" fo:padding-bottom="3.600000000000000pt" fo:padding-left="7.200000000000000pt" fo:padding-right="7.200000000000000pt" fo:padding-top="3.600000000000000pt" fo:text-align="left" fo:text-indent="0.000000000000000pt" style:font-independent-line-spacing="true"/>
      <style:text-properties fo:color="#000000" fo:font-family="Calibri" fo:font-size="18.000000000000000pt" fo:font-style="normal" fo:font-weight="normal" fo:text-shadow="none" style:font-relief="none" style:text-position="0% 100%" style:text-underline-style="none" style:text-underline-type="none"/>
    </style:style>
    <style:style style:name="T1" style:family="text">
      <style:text-properties fo:color="#898989" fo:font-size="12.000000000000000pt" fo:text-shadow="none"/>
    </style:style>
    <style:style style:name="P4" style:family="paragraph">
      <style:paragraph-properties fo:line-height="100%" fo:margin="0.000000000000000pt" fo:padding-bottom="3.600000000000000pt" fo:padding-left="7.200000000000000pt" fo:padding-right="7.200000000000000pt" fo:padding-top="3.600000000000000pt" fo:text-align="center" fo:text-indent="0.000000000000000pt" style:font-independent-line-spacing="true"/>
      <style:text-properties fo:color="#898989" fo:font-family="Calibri" fo:font-size="12.000000000000000pt" fo:font-style="normal" fo:font-weight="normal" fo:text-shadow="none" style:font-relief="none" style:text-position="0% 100%" style:text-underline-style="none" style:text-underline-type="none"/>
    </style:style>
    <style:style style:name="P5" style:family="paragraph">
      <style:paragraph-properties fo:line-height="100%" fo:margin="0.000000000000000pt" fo:padding-bottom="3.600000000000000pt" fo:padding-left="7.200000000000000pt" fo:padding-right="7.200000000000000pt" fo:padding-top="3.600000000000000pt" fo:text-align="right" fo:text-indent="0.000000000000000pt" style:font-independent-line-spacing="true"/>
      <style:text-properties fo:color="#000000" fo:font-family="Calibri" fo:font-size="18.000000000000000pt" fo:font-style="normal" fo:font-weight="normal" fo:text-shadow="none" style:font-relief="none" style:text-position="0% 100%" style:text-underline-style="none" style:text-underline-type="none"/>
    </style:style>
    <style:style style:name="gr1" style:family="graphic">
      <style:graphic-properties draw:fill="none" draw:shadow="hidden" draw:shadow-color="#000000" draw:shadow-offset-x="0pt" draw:shadow-offset-y="0pt" draw:stroke="none" fo:margin="9.000000000000000pt" style:wrap="biggest" style:wrap-dynamic-threshold="0.000000000000000pt"/>
    </style:style>
    <style:style style:name="gr2" style:family="graphic">
      <style:graphic-properties draw:auto-grow-height="false" draw:fill="none" draw:shadow="hidden" draw:shadow-color="#000000" draw:shadow-offset-x="0pt" draw:shadow-offset-y="0pt" draw:stroke="none" draw:textarea-vertical-align="middle" fo:margin="9.000000000000000pt" style:wrap="biggest" style:wrap-dynamic-threshold="0.000000000000000pt"/>
      <style:paragraph-properties fo:line-height="100%" fo:margin-bottom="0.000000000000000pt" fo:margin-left="0.000000000000000pt" fo:margin-right="9.000000000000000pt" fo:margin-top="0.000000000000000pt" fo:padding-bottom="3.600000000000000pt" fo:padding-left="7.200000000000000pt" fo:padding-right="7.200000000000000pt" fo:padding-top="3.600000000000000pt" fo:text-align="left" fo:text-indent="0.000000000000000pt" style:font-independent-line-spacing="true"/>
      <style:text-properties fo:color="#000000" fo:font-family="Calibri" fo:font-size="18.000000000000000pt" fo:font-style="normal" fo:font-weight="normal" fo:text-shadow="none" style:font-relief="none" style:text-position="0% 100%" style:text-underline-style="none" style:text-underline-type="none"/>
    </style:style>
    <style:style style:name="gr3" style:family="graphic">
      <style:graphic-properties draw:auto-grow-height="false" draw:fill="none" draw:shadow="hidden" draw:shadow-color="#000000" draw:shadow-offset-x="0pt" draw:shadow-offset-y="0pt" draw:stroke="none" draw:textarea-vertical-align="middle" fo:margin="9.000000000000000pt" style:wrap="biggest" style:wrap-dynamic-threshold="0.000000000000000pt"/>
      <style:paragraph-properties fo:line-height="100%" fo:margin-bottom="0.000000000000000pt" fo:margin-left="0.000000000000000pt" fo:margin-right="9.000000000000000pt" fo:margin-top="0.000000000000000pt" fo:padding-bottom="3.600000000000000pt" fo:padding-left="7.200000000000000pt" fo:padding-right="7.200000000000000pt" fo:padding-top="3.600000000000000pt" fo:text-align="center" fo:text-indent="0.000000000000000pt" style:font-independent-line-spacing="true"/>
      <style:text-properties fo:color="#000000" fo:font-family="Calibri" fo:font-size="18.000000000000000pt" fo:font-style="normal" fo:font-weight="normal" fo:text-shadow="none" style:font-relief="none" style:text-position="0% 100%" style:text-underline-style="none" style:text-underline-type="none"/>
    </style:style>
    <style:style style:name="gr4" style:family="graphic">
      <style:graphic-properties draw:auto-grow-height="false" draw:fill="none" draw:shadow="hidden" draw:shadow-color="#000000" draw:shadow-offset-x="0pt" draw:shadow-offset-y="0pt" draw:stroke="none" draw:textarea-vertical-align="middle" fo:margin="9.000000000000000pt" style:wrap="biggest" style:wrap-dynamic-threshold="0.000000000000000pt"/>
      <style:paragraph-properties fo:line-height="100%" fo:margin-bottom="0.000000000000000pt" fo:margin-left="0.000000000000000pt" fo:margin-right="9.000000000000000pt" fo:margin-top="0.000000000000000pt" fo:padding-bottom="3.600000000000000pt" fo:padding-left="7.200000000000000pt" fo:padding-right="7.200000000000000pt" fo:padding-top="3.600000000000000pt" fo:text-align="right" fo:text-indent="0.000000000000000pt" style:font-independent-line-spacing="true"/>
      <style:text-properties fo:color="#000000" fo:font-family="Calibri" fo:font-size="18.000000000000000pt" fo:font-style="normal" fo:font-weight="normal" fo:text-shadow="none" style:font-relief="none" style:text-position="0% 100%" style:text-underline-style="none" style:text-underline-type="none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fo:border="0pt none #000000" fo:margin="0.000000000000000pt" fo:padding="0.000000000000000pt" fo:page-height="540.000935489999961pt" fo:page-width="720.001247319999948pt" style:print-orientation="landscape"/>
    </style:page-layout>
  </office:automatic-styles>
  <office:master-styles>
    <style:master-page style:name="Default1" draw:style-name="dp1" style:display-name="M1" style:page-layout-name="pm1">
      <draw:layer-set>
        <draw:layer draw:name=""/>
      </draw:layer-set>
      <draw:frame draw:style-name="gr1" xml:id="shape-1" draw:id="shape-1" draw:layer="" svg:width="648.00112258800pt" svg:height="90.00015591500pt" svg:x="36.00006236600pt" svg:y="21.62503620307pt" presentation:class="title" presentation:placeholder="true" draw:text-style-name="P1">
        <draw:text-box/>
      </draw:frame>
      <draw:frame draw:style-name="gr1" xml:id="shape-2" draw:id="shape-2" draw:layer="" svg:width="648.00112258800pt" svg:height="356.37561863993pt" svg:x="36.00006236600pt" svg:y="126.00021828100pt" presentation:class="outline" presentation:placeholder="true" draw:text-style-name="P2">
        <draw:text-box/>
      </draw:frame>
      <draw:frame draw:style-name="gr2" xml:id="shape-3" draw:id="shape-3" draw:layer="" svg:width="168.00029198622pt" svg:height="28.75004949122pt" svg:x="36.00006236600pt" svg:y="500.50086769056pt" presentation:class="date-time" presentation:placeholder="true">
        <draw:text-box>
          <text:p text:style-name="P3"><text:span text:style-name="T1"><presentation:date-time/></text:span></text:p>
        </draw:text-box>
      </draw:frame>
      <draw:frame draw:style-name="gr3" xml:id="shape-4" draw:id="shape-4" draw:layer="" svg:width="228.00039403978pt" svg:height="28.75004949122pt" svg:x="246.00042522278pt" svg:y="500.50086769056pt" presentation:class="footer" presentation:placeholder="true">
        <draw:text-box>
          <text:p text:style-name="P4"/>
        </draw:text-box>
      </draw:frame>
      <draw:frame draw:style-name="gr4" xml:id="shape-5" draw:id="shape-5" draw:layer="" svg:width="168.00029198622pt" svg:height="28.75004949122pt" svg:x="516.00089296778pt" svg:y="500.50086769056pt" presentation:class="page-number" presentation:placeholder="true">
        <draw:text-box>
          <text:p text:style-name="P5"><text:span text:style-name="T1"><text:page-number text:select-page="current"/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4</meta:generator>
    <dc:title/>
    <meta:initial-creator>Unknown</meta:initial-creator>
    <meta:editing-cycles>0</meta:editing-cycles>
    <dc:date>2015-03-15T15:29:00</dc:date>
    <meta:creation-date>2015-03-15T15:28:39</meta:creation-date>
    <dc:creator>Benjamin Bontemps</dc:creator>
  </office:meta>
</office:document-meta>
</file>